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Thorndale1" svg:font-family="Thorndale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in" fo:margin-bottom="0.0398in" loext:contextual-spacing="false" fo:line-height="120%" fo:text-align="center" style:justify-single-word="false" fo:orphans="0" fo:widows="0" fo:background-color="#ffffff" fo:padding="0in" fo:border="none"/>
    </style:style>
    <style:style style:name="P2" style:family="paragraph" style:parent-style-name="Standard">
      <loext:graphic-properties draw:fill="solid" draw:fill-color="#ffffff"/>
      <style:paragraph-properties fo:margin-top="0in" fo:margin-bottom="0.0398in" loext:contextual-spacing="false" fo:line-height="120%" fo:orphans="0" fo:widows="0" fo:background-color="#ffffff" fo:padding="0in" fo:border="none"/>
    </style:style>
    <style:style style:name="P3" style:family="paragraph" style:parent-style-name="Standard">
      <loext:graphic-properties draw:fill="solid" draw:fill-color="#ffffff"/>
      <style:paragraph-properties fo:margin-top="0in" fo:margin-bottom="0.0398in" loext:contextual-spacing="false" fo:line-height="120%" fo:text-align="start" style:justify-single-word="false" fo:orphans="0" fo:widows="0" fo:background-color="#ffffff" fo:padding="0in" fo:border="none"/>
    </style:style>
    <style:style style:name="P4" style:family="paragraph" style:parent-style-name="Standard">
      <loext:graphic-properties draw:fill="solid" draw:fill-color="#ffffff"/>
      <style:paragraph-properties fo:margin-top="0in" fo:margin-bottom="0.0398in" loext:contextual-spacing="false" fo:background-color="#ffffff" fo:padding="0in" fo:border="none"/>
    </style:style>
    <style:style style:name="P5" style:family="paragraph" style:parent-style-name="Standard">
      <loext:graphic-properties draw:fill="solid" draw:fill-color="#ffffff"/>
      <style:paragraph-properties fo:margin-top="0in" fo:margin-bottom="0.0398in" loext:contextual-spacing="false" fo:line-height="120%" fo:text-align="start" style:justify-single-word="false" fo:orphans="0" fo:widows="0" fo:background-color="#ffffff" fo:padding="0in" fo:border="none"/>
      <style:text-properties fo:font-weight="bold" style:font-weight-asian="bold"/>
    </style:style>
    <style:style style:name="P6" style:family="paragraph" style:parent-style-name="Standard">
      <loext:graphic-properties draw:fill="solid" draw:fill-color="#ffffff"/>
      <style:paragraph-properties fo:margin-top="0in" fo:margin-bottom="0.0398in" loext:contextual-spacing="false" fo:line-height="120%" fo:text-align="start" style:justify-single-word="false" fo:orphans="0" fo:widows="0" fo:background-color="#ffffff" fo:padding="0in" fo:border="none"/>
      <style:text-properties fo:font-size="10pt" style:font-size-asian="10pt" style:font-size-complex="10pt"/>
    </style:style>
    <style:style style:name="P7" style:family="paragraph" style:parent-style-name="Standard">
      <style:paragraph-properties fo:margin-top="0in" fo:margin-bottom="0.0398in" loext:contextual-spacing="false"/>
    </style:style>
    <style:style style:name="P8" style:family="paragraph" style:parent-style-name="Standard">
      <loext:graphic-properties draw:fill="solid" draw:fill-color="#ffffff"/>
      <style:paragraph-properties fo:margin-left="0in" fo:margin-right="0in" fo:margin-top="0in" fo:margin-bottom="0.0398in" loext:contextual-spacing="false" fo:line-height="120%" fo:text-align="start" style:justify-single-word="false" fo:keep-together="auto" fo:orphans="0" fo:widows="0" fo:text-indent="0in" style:auto-text-indent="false" fo:background-color="#ffffff" fo:padding="0in" fo:border="none" fo:keep-with-next="auto"/>
    </style:style>
    <style:style style:name="P9" style:family="paragraph" style:parent-style-name="Standard">
      <loext:graphic-properties draw:fill="solid" draw:fill-color="#ffffff"/>
      <style:paragraph-properties fo:margin-left="0in" fo:margin-right="0in" fo:margin-top="0in" fo:margin-bottom="0.0398in" loext:contextual-spacing="false" fo:line-height="120%" fo:keep-together="auto" fo:orphans="0" fo:widows="0" fo:text-indent="0in" style:auto-text-indent="false" fo:background-color="#ffffff" fo:padding="0in" fo:border="none" fo:keep-with-next="auto"/>
    </style:style>
    <style:style style:name="P10" style:family="paragraph" style:parent-style-name="Standard" style:list-style-name="WWNum5">
      <loext:graphic-properties draw:fill="solid" draw:fill-color="#ffffff"/>
      <style:paragraph-properties fo:margin-left="0.5in" fo:margin-right="0in" fo:margin-top="0in" fo:margin-bottom="0.0398in" loext:contextual-spacing="true" fo:line-height="120%" fo:keep-together="auto" fo:orphans="0" fo:widows="0" fo:text-indent="-0.25in" style:auto-text-indent="false" fo:background-color="#ffffff" fo:padding="0in" fo:border="none" fo:keep-with-next="auto"/>
    </style:style>
    <style:style style:name="P11" style:family="paragraph" style:parent-style-name="Standard" style:list-style-name="WWNum3">
      <loext:graphic-properties draw:fill="solid" draw:fill-color="#ffffff"/>
      <style:paragraph-properties fo:margin-left="0.4909in" fo:margin-right="0in" fo:margin-top="0in" fo:margin-bottom="0.0398in" loext:contextual-spacing="false" fo:line-height="120%" fo:text-align="start" style:justify-single-word="false" fo:orphans="0" fo:widows="0" fo:text-indent="-0.1965in" style:auto-text-indent="false" fo:background-color="#ffffff" fo:padding="0in" fo:border="none">
        <style:tab-stops>
          <style:tab-stop style:position="0in"/>
        </style:tab-stops>
      </style:paragraph-properties>
    </style:style>
    <style:style style:name="P12" style:family="paragraph" style:parent-style-name="Standard" style:list-style-name="WWNum4">
      <loext:graphic-properties draw:fill="solid" draw:fill-color="#ffffff"/>
      <style:paragraph-properties fo:margin-left="0.4909in" fo:margin-right="0in" fo:margin-top="0in" fo:margin-bottom="0.0398in" loext:contextual-spacing="false" fo:line-height="120%" fo:text-align="start" style:justify-single-word="false" fo:orphans="0" fo:widows="0" fo:text-indent="-0.1965in" style:auto-text-indent="false" fo:background-color="#ffffff" fo:padding="0in" fo:border="none">
        <style:tab-stops>
          <style:tab-stop style:position="0in"/>
        </style:tab-stops>
      </style:paragraph-properties>
    </style:style>
    <style:style style:name="P13" style:family="paragraph" style:parent-style-name="Standard" style:list-style-name="WWNum6">
      <loext:graphic-properties draw:fill="solid" draw:fill-color="#ffffff"/>
      <style:paragraph-properties fo:margin-left="0.4909in" fo:margin-right="0in" fo:margin-top="0in" fo:margin-bottom="0.0398in" loext:contextual-spacing="false" fo:line-height="120%" fo:text-align="start" style:justify-single-word="false" fo:orphans="0" fo:widows="0" fo:text-indent="-0.1965in" style:auto-text-indent="false" fo:background-color="#ffffff" fo:padding="0in" fo:border="none">
        <style:tab-stops>
          <style:tab-stop style:position="0in"/>
        </style:tab-stops>
      </style:paragraph-properties>
    </style:style>
    <style:style style:name="P14" style:family="paragraph" style:parent-style-name="Standard" style:list-style-name="WWNum1">
      <loext:graphic-properties draw:fill="solid" draw:fill-color="#ffffff"/>
      <style:paragraph-properties fo:margin-left="0.4909in" fo:margin-right="0in" fo:margin-top="0in" fo:margin-bottom="0.0398in" loext:contextual-spacing="false" fo:line-height="120%" fo:text-align="start" style:justify-single-word="false" fo:orphans="0" fo:widows="0" fo:text-indent="-0.1965in" style:auto-text-indent="false" fo:background-color="#ffffff" fo:padding="0in" fo:border="none">
        <style:tab-stops>
          <style:tab-stop style:position="0in"/>
        </style:tab-stops>
      </style:paragraph-properties>
    </style:style>
    <style:style style:name="P15" style:family="paragraph" style:parent-style-name="Standard" style:list-style-name="WWNum2">
      <loext:graphic-properties draw:fill="solid" draw:fill-color="#ffffff"/>
      <style:paragraph-properties fo:margin-left="0.4909in" fo:margin-right="0in" fo:margin-top="0in" fo:margin-bottom="0.0398in" loext:contextual-spacing="false" fo:line-height="120%" fo:text-align="start" style:justify-single-word="false" fo:orphans="0" fo:widows="0" fo:text-indent="-0.1965in" style:auto-text-indent="false" fo:background-color="#ffffff" fo:padding="0in" fo:border="none">
        <style:tab-stops>
          <style:tab-stop style:position="0in"/>
        </style:tab-stops>
      </style:paragraph-properties>
    </style:style>
    <style:style style:name="P16" style:family="paragraph" style:parent-style-name="Heading_20_1">
      <loext:graphic-properties draw:fill="solid" draw:fill-color="#ffffff"/>
      <style:paragraph-properties fo:margin-top="0.1181in" fo:margin-bottom="0.0783in" loext:contextual-spacing="false" fo:background-color="#ffffff" fo:padding="0in" fo:border="none"/>
    </style:style>
    <style:style style:name="P17" style:family="paragraph" style:parent-style-name="Heading_20_1">
      <style:paragraph-properties fo:margin-top="0.1181in" fo:margin-bottom="0.0783in" loext:contextual-spacing="false"/>
    </style:style>
    <style:style style:name="P18" style:family="paragraph" style:parent-style-name="Heading_20_1">
      <loext:graphic-properties draw:fill="solid" draw:fill-color="#ffffff"/>
      <style:paragraph-properties fo:margin-top="0.1181in" fo:margin-bottom="0.0783in" loext:contextual-spacing="false" fo:break-before="page" fo:background-color="#ffffff" fo:padding="0in" fo:border="none"/>
    </style:style>
    <style:style style:name="P19" style:family="paragraph" style:parent-style-name="Heading_20_1" style:master-page-name="Standard">
      <loext:graphic-properties draw:fill="solid" draw:fill-color="#ffffff"/>
      <style:paragraph-properties fo:margin-top="0.1181in" fo:margin-bottom="0.0783in" loext:contextual-spacing="false" fo:line-height="100%" fo:text-align="center" style:justify-single-word="false" style:page-number="1" fo:background-color="#ffffff" fo:padding="0in" fo:border="none"/>
    </style:style>
    <style:style style:name="T1" style:family="text">
      <style:text-properties fo:color="#000000" style:font-name="Thorndale" fo:font-size="18pt" fo:font-weight="bold" style:font-name-asian="Thorndale1" style:font-size-asian="18pt" style:font-weight-asian="bold" style:font-name-complex="Thorndale1" style:font-size-complex="18pt"/>
    </style:style>
    <style:style style:name="T2" style:family="text">
      <style:text-properties fo:color="#000000" style:font-name="Thorndale" fo:font-size="22pt" fo:font-weight="bold" style:font-name-asian="Thorndale1" style:font-size-asian="22pt" style:font-weight-asian="bold" style:font-name-complex="Thorndale1" style:font-size-complex="22pt"/>
    </style:style>
    <style:style style:name="T3" style:family="text">
      <style:text-properties fo:color="#000000" style:font-name="Liberation Serif" fo:font-size="10pt" fo:font-weight="normal" style:font-name-asian="Liberation Serif1" style:font-size-asian="10pt" style:font-weight-asian="normal" style:font-name-complex="Liberation Serif1" style:font-size-complex="10pt"/>
    </style:style>
    <style:style style:name="T4" style:family="text">
      <style:text-properties fo:color="#000000" style:font-name="Liberation Serif" fo:font-size="10pt" fo:font-style="italic" fo:font-weight="normal" style:font-name-asian="Liberation Serif1" style:font-size-asian="10pt" style:font-style-asian="italic" style:font-weight-asian="normal" style:font-name-complex="Liberation Serif1" style:font-size-complex="10pt"/>
    </style:style>
    <style:style style:name="T5" style:family="text">
      <style:text-properties fo:color="#000000" style:font-name="Liberation Serif" fo:font-size="10pt" fo:font-weight="bold" style:font-name-asian="Liberation Serif1" style:font-size-asian="10pt" style:font-weight-asian="bold" style:font-name-complex="Liberation Serif1" style:font-size-complex="10pt"/>
    </style:style>
    <style:style style:name="T6" style:family="text">
      <style:text-properties fo:color="#000000" style:font-name="Liberation Serif" fo:font-weight="bold" style:font-name-asian="Liberation Serif1" style:font-weight-asian="bold" style:font-name-complex="Liberation Serif1"/>
    </style:style>
    <style:style style:name="T7" style:family="text">
      <style:text-properties fo:color="#000000" style:font-name="Liberation Serif" fo:font-weight="normal" style:font-name-asian="Liberation Serif1" style:font-weight-asian="normal" style:font-name-complex="Liberation Serif1"/>
    </style:style>
    <style:style style:name="T8" style:family="text">
      <style:text-properties fo:color="#000000" fo:font-size="10pt" fo:font-weight="normal" style:font-size-asian="10pt" style:font-weight-asian="normal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style="italic" style:font-size-asian="10pt" style:font-style-asian="italic" style:font-size-complex="10pt"/>
    </style:style>
    <style:style style:name="T11" style:family="text">
      <style:text-properties fo:font-size="10pt" fo:font-weight="bold" style:font-size-asian="10pt" style:font-weight-asian="bold" style:font-size-complex="10pt"/>
    </style:style>
    <style:style style:name="T12" style:family="text">
      <style:text-properties fo:font-style="italic" style:font-style-asian="italic"/>
    </style:style>
    <style:style style:name="T13" style:family="text">
      <style:text-properties fo:font-weight="bold" style:font-weight-asian="bold"/>
    </style:style>
    <style:style style:name="T1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ANDRÉ LEITE REIS</text:p>
      <text:p text:style-name="P1"><text:span text:style-name="T9">Buckhurst Hill, Essex, UK</text:span><text:span text:style-name="T3"><text:line-break/>andre.reis@gmail.com<text:line-break/>Phone: +</text:span><text:span text:style-name="T9">44</text:span><text:span text:style-name="T3"> </text:span><text:span text:style-name="T9">074 8210 1626</text:span></text:p>
      <text:p text:style-name="P16"><text:bookmark text:name="_gjdgxs"/>Summary</text:p>
      <text:p text:style-name="P2"><text:span text:style-name="T3">Bachelor in Computer Science, having expertise in software development, data analysis and databases.</text:span></text:p>
      <text:p text:style-name="P2"><text:span text:style-name="T3">With 19 years of professional experience in IT </text:span>and experienced in business operations like billing, CRM, sales pipeline, contact center management, ecommerce, provisioning services and ITIL.</text:p>
      <text:p text:style-name="P2"/>
      <text:p text:style-name="P17"><text:bookmark text:name="_3znysh7"/>Skills Base</text:p>
      <text:p text:style-name="P7"><text:span text:style-name="T12">Operating System</text:span>: Linux (Arch, Debian, Ubuntu, CentOS, Fedora), Windows and OSX;</text:p>
      <text:p text:style-name="P7"><text:span text:style-name="T12">Networkings</text:span>: TCP/IP protocol suite;</text:p>
      <text:p text:style-name="P7"><text:span text:style-name="T12">Programming Languages</text:span>: PHP, Python, Shell Script, Java, JavaScript, plus some experience with Ruby;</text:p>
      <text:p text:style-name="P7"><text:span text:style-name="T12">Data Science</text:span>: Strong SQL, PL/pgSQL, Python and R;</text:p>
      <text:p text:style-name="P7"><text:span text:style-name="T12">Virtualization</text:span>: VirtualBox, VMWare, Xen, Cloudstack, Docker, Vagrant;</text:p>
      <text:p text:style-name="P7"/>
      <text:p text:style-name="P16"><text:bookmark text:name="_30j0zll"/>Education</text:p>
      <text:p text:style-name="P3"><text:span text:style-name="T4">BS in Computer Science</text:span><text:span text:style-name="T3"> at Universidade Paulista UNIP, São Paulo, Brazil, December 2004.</text:span></text:p>
      <text:p text:style-name="P3"><text:span text:style-name="T10">* </text:span><text:span text:style-name="T4">BS in Computer Science</text:span><text:span text:style-name="T3"> at PUC-RS, Porto Alegre, Brazil, December 2000 (incomplete </text:span><text:span text:style-name="T9">transferred</text:span><text:span text:style-name="T3"> to UNIP).</text:span></text:p>
      <text:p text:style-name="P3"><text:span text:style-name="T4">Technical expertise in Networking</text:span><text:span text:style-name="T3"> at Universidade Federal do Rio Grande do Sul (UFRGS), Porto Alegre, Brazil, December 1998.</text:span></text:p>
      <text:p text:style-name="P3"><text:span text:style-name="T4">Data Processing Technician</text:span><text:span text:style-name="T3"> at Escola Técnica Santo Inácio, Porto Alegre, Brazil, December 1996.</text:span></text:p>
      <text:p text:style-name="P3"/>
      <text:p text:style-name="P16"><text:bookmark text:name="_j5dwtxj3xlbp"/>Experience</text:p>
      <text:p text:style-name="P8"><text:span text:style-name="T13">Queen Mary University of London <text:tab/><text:tab/><text:tab/><text:tab/><text:tab/><text:tab/><text:tab/>Nov 2015 - Current</text:span></text:p>
      <text:p text:style-name="P4"><text:span text:style-name="T9">London, UK</text:span></text:p>
      <text:p text:style-name="P4"><text:span text:style-name="T10">System Analyst and Developer</text:span></text:p>
      <text:p text:style-name="P9"><text:span text:style-name="T11">Main Technologies:</text:span><text:span text:style-name="T9"> Linux, PHP, Java, Shell Script, Python, PostgreSQL, Docker, Ra</text:span>spberryPi</text:p>
      <text:p text:style-name="P9"><text:span text:style-name="T9">I work developing apps using Java and Struts2, </text:span>maintaining<text:span text:style-name="T9"> a PHP intranet, integrating the systems from different colleges using APIs, XML, JSON</text:span> building<text:span text:style-name="T9"> scripts to sync data (Python, Java and Shell Script). </text:span></text:p>
      <text:p text:style-name="P9"><text:soft-page-break/>Projects:</text:p>
      <text:list xml:id="list7937354717076564871" text:style-name="WWNum5">
        <text:list-item>
          <text:p text:style-name="P10">Research Grants Proposals Managing System using PHP and Zend Framework</text:p>
        </text:list-item>
        <text:list-item>
          <text:p text:style-name="P10">Generic Java tool to execute databases queries from a XML catalog</text:p>
        </text:list-item>
        <text:list-item>
          <text:p text:style-name="P10">Raspberry Pi with a RF Card Reader to collect attendance of NHS program students in offline (or almost) locations (Python and Linux admin issues)</text:p>
        </text:list-item>
        <text:list-item>
          <text:p text:style-name="P10">Maintenance to a PHP Zend Framework intranet fixing bugs and creating new functions and reports</text:p>
        </text:list-item>
        <text:list-item>
          <text:p text:style-name="P10">Sync scripts to collect and update data between different systems reading and writing a wide range of formats (XML, JSON, web services, CSV, fixed length format files)</text:p>
        </text:list-item>
        <text:list-item>
          <text:p text:style-name="P10">Migrate websites from an external datacenter to an internal Docker environment</text:p>
        </text:list-item>
        <text:list-item>
          <text:p text:style-name="P10">Optimize database views (PostgreSQL, Oracle and MS SQL Server)</text:p>
        </text:list-item>
      </text:list>
      <text:p text:style-name="P4"/>
      <text:p text:style-name="P5"/>
      <text:p text:style-name="P5"/>
      <text:p text:style-name="P5"/>
      <text:p text:style-name="P3"><text:span text:style-name="T6">Telium Networks <text:tab/><text:tab/><text:tab/><text:tab/><text:tab/><text:tab/><text:tab/><text:tab/><text:tab/>Jul 200</text:span><text:span text:style-name="T13">6</text:span><text:span text:style-name="T6"> - </text:span><text:span text:style-name="T13">Aug 2015</text:span></text:p>
      <text:p text:style-name="P3"><text:span text:style-name="T9">Sao Paulo, Brasil<text:line-break/></text:span><text:span text:style-name="T4">Senior Software Developer</text:span><text:span text:style-name="T3"><text:line-break/></text:span><text:span text:style-name="T5">Main Technologies</text:span><text:span text:style-name="T3">: Linux, PHP, Python, JS, PostgreSQL, MySQL, MongoDB, Git;</text:span></text:p>
      <text:p text:style-name="P2"><text:span text:style-name="T3">My main role there </text:span><text:span text:style-name="T9">was</text:span><text:span text:style-name="T3"> team leader on system analysis, writing code, testing and deploying process. I wr</text:span><text:span text:style-name="T9">o</text:span><text:span text:style-name="T3">te a lot of code everyday but also attend to meetings with internal clients and lead daily stand up meetings with the all developers.</text:span></text:p>
      <text:p text:style-name="P2"><text:span text:style-name="T3">Another role of mine </text:span><text:span text:style-name="T9">wa</text:span><text:span text:style-name="T3">s data </text:span><text:span text:style-name="T9">a</text:span><text:span text:style-name="T3">nalyst and consultant for the main board of the company generating several reports, spreadsheets and dashboards.</text:span></text:p>
      <text:p text:style-name="P2"><text:span text:style-name="T3">I was also the PostgreSQL administrator besides the sysadmins team being responsible for the server dimensioning, tablespaces structure, performance, </text:span><text:span text:style-name="T9">tuning</text:span><text:span text:style-name="T3"> and migrations.</text:span></text:p>
      <text:p text:style-name="P3"><text:span text:style-name="T3">Projects:</text:span></text:p>
      <text:list xml:id="list6655833282890804560" text:style-name="WWNum3">
        <text:list-item>
          <text:p text:style-name="P11"><text:span text:style-name="T3">Databases migrations changing encoding and PostgreSQL versions.</text:span></text:p>
        </text:list-item>
        <text:list-item>
          <text:p text:style-name="P11"><text:span text:style-name="T3">Customer Control Panel (version 1 with CodeIgniter and version 2 with Laravel/Eloquent/Bootstrap).</text:span></text:p>
        </text:list-item>
        <text:list-item>
          <text:p text:style-name="P11"><text:span text:style-name="T3">Sales Pipeline (v1 Code Igniter, PL/pgSQL, v2 Laravel/Eloquent/Bootstrap).</text:span></text:p>
        </text:list-item>
        <text:list-item>
          <text:p text:style-name="P11"><text:span text:style-name="T3">Sales activities control (CodeIgniter).</text:span></text:p>
        </text:list-item>
        <text:list-item>
          <text:p text:style-name="P11">Incidents Managing <text:span text:style-name="T3">System for Contact Center (Symfony/Doctrine/ExtJS).</text:span></text:p>
        </text:list-item>
        <text:list-item>
          <text:p text:style-name="P11"><text:span text:style-name="T3">Automation of services </text:span><text:span text:style-name="T9">lifecycle</text:span><text:span text:style-name="T3"> (PHP).</text:span></text:p>
        </text:list-item>
        <text:list-item>
          <text:p text:style-name="P11"><text:span text:style-name="T3">Updates on Billing System (PHP</text:span> with <text:span text:style-name="T3">Mojavi</text:span> and<text:span text:style-name="T3"> </text:span>Codeigniter<text:span text:style-name="T3">).</text:span></text:p>
        </text:list-item>
        <text:list-item>
          <text:p text:style-name="P11"><text:span text:style-name="T3">DNS database modeling and migration from a legacy system.</text:span></text:p>
        </text:list-item>
        <text:list-item>
          <text:p text:style-name="P11"><text:soft-page-break/><text:span text:style-name="T3">Integration of Billing system with proprietary ERP Protheus.</text:span></text:p>
        </text:list-item>
        <text:list-item>
          <text:p text:style-name="P11"><text:span text:style-name="T3">Dashboards, reports and alerts to the board.</text:span></text:p>
        </text:list-item>
        <text:list-item>
          <text:p text:style-name="P11"><text:span text:style-name="T3">Several migration of DNS, web and email servers.</text:span></text:p>
        </text:list-item>
      </text:list>
      <text:p text:style-name="P2"><text:span text:style-name="T3">In my spare time I like to study about programming languages such as Java, Ruby, Node.js, Python for data science and R.</text:span></text:p>
      <text:p text:style-name="P6"/>
      <text:p text:style-name="P3"><text:span text:style-name="T6">IFX</text:span><text:span text:style-name="T7"> <text:tab/><text:tab/><text:tab/><text:tab/><text:tab/><text:tab/><text:tab/><text:tab/><text:tab/><text:tab/><text:tab/></text:span><text:span text:style-name="T6">Dec 2000 - Jun 2006</text:span><text:span text:style-name="T7"><text:line-break/></text:span><text:span text:style-name="T9">Sao Paulo, Brasil</text:span></text:p>
      <text:p text:style-name="P3"><text:span text:style-name="T4">Software Developer</text:span><text:span text:style-name="T3"><text:line-break/></text:span><text:span text:style-name="T5">Main Technologies</text:span><text:span text:style-name="T3">: Linux, PHP, PostgreSQL, Oracle, MySQL and MS SQL;</text:span></text:p>
      <text:p text:style-name="P2"><text:span text:style-name="T3">Member of a team responsible to design and develop the intranet for the whole company over latin america. It had to be a multi language, region with a complex permission system. It was also divided in modules and I was responsible for trouble tickets. Among other activities and projects, I attended a project to develop a billing system to charge recurrent services applying several business rules.</text:span></text:p>
      <text:p text:style-name="P5"/>
      <text:p text:style-name="P3"><text:span text:style-name="T6">Conex</text:span><text:span text:style-name="T7"> <text:tab/><text:tab/><text:tab/><text:tab/><text:tab/><text:tab/><text:tab/><text:tab/><text:tab/><text:tab/><text:tab/></text:span><text:span text:style-name="T6">Feb 1997 - Nov 2000</text:span></text:p>
      <text:p text:style-name="P3"><text:span text:style-name="T9">Porto Alegre, Brasil<text:line-break/></text:span><text:span text:style-name="T4">Junior Developer</text:span><text:span text:style-name="T3"><text:line-break/></text:span><text:span text:style-name="T5">Main Technologies</text:span><text:span text:style-name="T3">: Visual Basic, ASP, MS SQL, Windows Server, IIS;</text:span></text:p>
      <text:p text:style-name="P3"><text:span text:style-name="T3">Dynamic websites development and </text:span><text:span text:style-name="T9">web server</text:span><text:span text:style-name="T3"> </text:span><text:span text:style-name="T9">administration</text:span><text:span text:style-name="T3">.</text:span></text:p>
      <text:p text:style-name="P16"><text:bookmark text:name="_xs28gxwshazy"/></text:p>
      <text:p text:style-name="P16"><text:bookmark text:name="_qoyeibqmjtz0"/></text:p>
      <text:p text:style-name="P18"><text:bookmark text:name="_2et92p0"/>Languages</text:p>
      <text:list xml:id="list6430152030861961661" text:style-name="WWNum4">
        <text:list-item>
          <text:p text:style-name="P12"><text:span text:style-name="T5">Portuguese</text:span><text:span text:style-name="T3">: Mother tongue</text:span></text:p>
        </text:list-item>
        <text:list-item>
          <text:p text:style-name="P12"><text:span text:style-name="T5">English</text:span><text:span text:style-name="T3">: Fluent</text:span></text:p>
        </text:list-item>
        <text:list-item>
          <text:p text:style-name="P12"><text:span text:style-name="T5">Spanish</text:span><text:span text:style-name="T3">: Basic</text:span></text:p>
        </text:list-item>
      </text:list>
      <text:p text:style-name="P16"><text:bookmark text:name="_tyjcwt"/>Additional Training</text:p>
      <text:list xml:id="list8177419114680237049" text:style-name="WWNum6">
        <text:list-item>
          <text:p text:style-name="P13"><text:span text:style-name="T5">ITIL</text:span><text:span text:style-name="T3">: ITIL Foundations (ITXL)</text:span></text:p>
        </text:list-item>
        <text:list-item>
          <text:p text:style-name="P13"><text:span text:style-name="T5">PMI</text:span><text:span text:style-name="T3">: Training course PMP-PMI (Euax)</text:span></text:p>
        </text:list-item>
        <text:list-item>
          <text:p text:style-name="P13"><text:span text:style-name="T5">Agile</text:span><text:span text:style-name="T3">: Agile Software Development (IME-USP)</text:span></text:p>
        </text:list-item>
        <text:list-item>
          <text:p text:style-name="P13"><text:span text:style-name="T5">Ruby on Rails</text:span><text:span text:style-name="T3">: RejectCode </text:span>R<text:span text:style-name="T3">uby on Rails </text:span>Conference<text:span text:style-name="T3"> (IME-USP)</text:span></text:p>
        </text:list-item>
        <text:list-item>
          <text:p text:style-name="P13"><text:span text:style-name="T5">Java</text:span><text:span text:style-name="T3">: Java </text:span>teaching assistant <text:span text:style-name="T3"><text:s/>(UNIP)</text:span></text:p>
        </text:list-item>
        <text:list-item>
          <text:p text:style-name="P13"><text:span text:style-name="T5">MS SQL</text:span><text:span text:style-name="T3">: MS SQL Server Administrator (Microsoft Education Partner)</text:span></text:p>
        </text:list-item>
      </text:list>
      <text:p text:style-name="P16"><text:bookmark text:name="_3dy6vkm"/>Volunteering</text:p>
      <text:list xml:id="list3271608589665680554" text:style-name="WWNum1">
        <text:list-item>
          <text:p text:style-name="P14"><text:span text:style-name="T13">Summer Camp in </text:span><text:span text:style-name="T5">Ireland</text:span><text:span text:style-name="T3">: Sports lessons and recreation activities for children in a community center.</text:span></text:p>
        </text:list-item>
        <text:list-item>
          <text:p text:style-name="P14"><text:span text:style-name="T13">Reconciliation experience in </text:span><text:span text:style-name="T5">Israel and Palestine</text:span><text:span text:style-name="T3">: Gardening, sports lessons and recreation activities for children in summer camps.</text:span></text:p>
        </text:list-item>
        <text:list-item>
          <text:p text:style-name="P14"><text:span text:style-name="T13">Logistic Assistant in </text:span><text:span text:style-name="T5">Cananéia, Brazil</text:span><text:span text:style-name="T3">: Logistic support for medical assistance and sports lessons and recreation activities for children in risky areas.</text:span></text:p>
        </text:list-item>
      </text:list>
      <text:p text:style-name="P16"><text:bookmark text:name="_1t3h5sf"/>More Info</text:p>
      <text:list xml:id="list3658171503873294932" text:style-name="WWNum2">
        <text:list-item>
          <text:p text:style-name="P15"><text:span text:style-name="T5">Linkedin</text:span><text:span text:style-name="T3">: http://www.linkedin.com/in/andreleitereis</text:span></text:p>
        </text:list-item>
        <text:list-item>
          <text:p text:style-name="P15"><text:span text:style-name="T5">Github</text:span><text:span text:style-name="T3">: https://github.com/reis/cv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Thorndale1" svg:font-family="Thorndale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2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0pt" fo:language="en" fo:country="none" fo:font-style="normal" style:text-underline-style="none" fo:font-weight="normal" style:letter-kerning="true" style:font-name-asian="Liberation Serif1" style:font-size-asian="10pt" style:language-asian="zh" style:country-asian="CN" style:font-style-asian="normal" style:font-weight-asian="normal" style:font-name-complex="Liberation Serif1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.0398in" loext:contextual-spacing="false" fo:line-height="120%" fo:text-align="start" style:justify-single-word="false" fo:keep-together="auto" fo:orphans="0" fo:widows="0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0pt" fo:language="en" fo:country="none" fo:font-style="normal" style:text-underline-style="none" fo:font-weight="normal" style:letter-kerning="true" style:font-name-asian="Liberation Serif1" style:font-size-asian="10pt" style:language-asian="zh" style:country-asian="CN" style:font-style-asian="normal" style:font-weight-asian="normal" style:font-name-complex="Liberation Serif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181in" fo:margin-bottom="0.0783in" loext:contextual-spacing="false" fo:line-height="100%" fo:text-align="start" style:justify-single-word="false" fo:keep-together="always" fo:orphans="0" fo:widows="0" fo:keep-with-next="always"/>
      <style:text-properties fo:color="#000000" style:font-name="Thorndale" fo:font-family="Thorndale" style:font-family-generic="roman" style:font-pitch="variable" fo:font-size="18pt" fo:font-weight="bold" style:font-name-asian="Thorndale1" style:font-family-asian="Thorndale" style:font-family-generic-asian="system" style:font-pitch-asian="variable" style:font-size-asian="18pt" style:font-weight-asian="bold" style:font-name-complex="Thorndale1" style:font-family-complex="Thorndale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7" style:display-name="ListLabel 4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8" style:display-name="ListLabel 4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0" style:display-name="ListLabel 5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1" style:display-name="ListLabel 5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2" style:display-name="ListLabel 5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3" style:display-name="ListLabel 5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4" style:display-name="ListLabel 5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1957in" fo:margin-left="0.4909in"/>
        </style:list-level-properties>
        <style:text-properties style:font-name="Arial"/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Arial"/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Arial"/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Arial"/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Arial"/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1957in" fo:margin-left="3.928in"/>
        </style:list-level-properties>
        <style:text-properties style:font-name="Arial"/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1957in" fo:margin-left="0.4909in"/>
        </style:list-level-properties>
        <style:text-properties style:font-name="Arial"/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Arial"/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Arial"/>
      </text:list-level-style-bullet>
      <text:list-level-style-bullet text:level="5" text:style-name="ListLabel_20_14" style:num-suffix="●" text:bullet-char="●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Arial"/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Arial"/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1957in" fo:margin-left="3.928in"/>
        </style:list-level-properties>
        <style:text-properties style:font-name="Arial"/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1957in" fo:margin-left="0.4909in"/>
        </style:list-level-properties>
        <style:text-properties style:font-name="Arial"/>
      </text:list-level-style-bullet>
      <text:list-level-style-bullet text:level="2" text:style-name="ListLabel_20_20" style:num-suffix="●" text:bullet-char="●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Arial"/>
      </text:list-level-style-bullet>
      <text:list-level-style-bullet text:level="3" text:style-name="ListLabel_20_21" style:num-suffix="●" text:bullet-char="●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Arial"/>
      </text:list-level-style-bullet>
      <text:list-level-style-bullet text:level="5" text:style-name="ListLabel_20_23" style:num-suffix="●" text:bullet-char="●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Arial"/>
      </text:list-level-style-bullet>
      <text:list-level-style-bullet text:level="6" text:style-name="ListLabel_20_24" style:num-suffix="●" text:bullet-char="●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Arial"/>
      </text:list-level-style-bullet>
      <text:list-level-style-bullet text:level="8" text:style-name="ListLabel_20_26" style:num-suffix="●" text:bullet-char="●">
        <style:list-level-properties text:list-level-position-and-space-mode="label-alignment">
          <style:list-level-label-alignment text:label-followed-by="listtab" fo:text-indent="-0.1957in" fo:margin-left="3.928in"/>
        </style:list-level-properties>
        <style:text-properties style:font-name="Arial"/>
      </text:list-level-style-bullet>
      <text:list-level-style-bullet text:level="9" text:style-name="ListLabel_20_27" style:num-suffix="●" text:bullet-char="●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1957in" fo:margin-left="0.4909in"/>
        </style:list-level-properties>
        <style:text-properties style:font-name="Arial"/>
      </text:list-level-style-bullet>
      <text:list-level-style-bullet text:level="2" text:style-name="ListLabel_20_29" style:num-suffix="●" text:bullet-char="●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Arial"/>
      </text:list-level-style-bullet>
      <text:list-level-style-bullet text:level="3" text:style-name="ListLabel_20_30" style:num-suffix="●" text:bullet-char="●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Arial"/>
      </text:list-level-style-bullet>
      <text:list-level-style-bullet text:level="5" text:style-name="ListLabel_20_32" style:num-suffix="●" text:bullet-char="●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Arial"/>
      </text:list-level-style-bullet>
      <text:list-level-style-bullet text:level="6" text:style-name="ListLabel_20_33" style:num-suffix="●" text:bullet-char="●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Arial"/>
      </text:list-level-style-bullet>
      <text:list-level-style-bullet text:level="8" text:style-name="ListLabel_20_35" style:num-suffix="●" text:bullet-char="●">
        <style:list-level-properties text:list-level-position-and-space-mode="label-alignment">
          <style:list-level-label-alignment text:label-followed-by="listtab" fo:text-indent="-0.1957in" fo:margin-left="3.928in"/>
        </style:list-level-properties>
        <style:text-properties style:font-name="Arial"/>
      </text:list-level-style-bullet>
      <text:list-level-style-bullet text:level="9" text:style-name="ListLabel_20_36" style:num-suffix="●" text:bullet-char="●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1957in" fo:margin-left="0.4909in"/>
        </style:list-level-properties>
        <style:text-properties style:font-name="Arial"/>
      </text:list-level-style-bullet>
      <text:list-level-style-bullet text:level="2" text:style-name="ListLabel_20_47" style:num-suffix="●" text:bullet-char="●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Arial"/>
      </text:list-level-style-bullet>
      <text:list-level-style-bullet text:level="3" text:style-name="ListLabel_20_48" style:num-suffix="●" text:bullet-char="●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Arial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Arial"/>
      </text:list-level-style-bullet>
      <text:list-level-style-bullet text:level="5" text:style-name="ListLabel_20_50" style:num-suffix="●" text:bullet-char="●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Arial"/>
      </text:list-level-style-bullet>
      <text:list-level-style-bullet text:level="6" text:style-name="ListLabel_20_51" style:num-suffix="●" text:bullet-char="●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Arial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Arial"/>
      </text:list-level-style-bullet>
      <text:list-level-style-bullet text:level="8" text:style-name="ListLabel_20_53" style:num-suffix="●" text:bullet-char="●">
        <style:list-level-properties text:list-level-position-and-space-mode="label-alignment">
          <style:list-level-label-alignment text:label-followed-by="listtab" fo:text-indent="-0.1957in" fo:margin-left="3.928in"/>
        </style:list-level-properties>
        <style:text-properties style:font-name="Arial"/>
      </text:list-level-style-bullet>
      <text:list-level-style-bullet text:level="9" text:style-name="ListLabel_20_54" style:num-suffix="●" text:bullet-char="●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3937in" fo:background-color="#ffffff" style:writing-mode="lr-tb" style:layout-grid-color="#c0c0c0" style:layout-grid-lines="27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2" meta:word-count="795" meta:character-count="5349" meta:non-whitespace-character-count="4618"/>
    <meta:generator>LibreOfficeDev/5.1.0.3$Linux_X86_64 LibreOffice_project/</meta:generator>
  </office:meta>
</office:document-meta>
</file>